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04mm"/>
    </style:style>
    <style:style style:name="co3" style:family="table-column">
      <style:table-column-properties fo:break-before="auto" style:column-width="45.38mm"/>
    </style:style>
    <style:style style:name="co4" style:family="table-column">
      <style:table-column-properties fo:break-before="auto" style:column-width="56.96mm"/>
    </style:style>
    <style:style style:name="co5" style:family="table-column">
      <style:table-column-properties fo:break-before="auto" style:column-width="193.11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52.42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63.31mm"/>
    </style:style>
    <style:style style:name="co10" style:family="table-column">
      <style:table-column-properties fo:break-before="auto" style:column-width="57.86mm"/>
    </style:style>
    <style:style style:name="co11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rol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in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5, C9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6, C7, C10, C11, C12, C13, C14, C16, C17, C18, C19, C20, C21, C22</text:p>
          </table:table-cell>
          <table:table-cell office:value-type="string" calcext:value-type="string">
            <text:p>1µF/16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5Z4VACTU/399-8011-1-ND/34717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8, C15, C23, C24, C25, C26, C27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_PAD</text:p>
          </table:table-cell>
          <table:table-cell office:value-type="string" calcext:value-type="string">
            <text:p>bass_amplifier:LED_4X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3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V1, RV2, RV3, RV4, RV5, RV6, RV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_Dual_Separate</text:p>
          </table:table-cell>
          <table:table-cell/>
          <table:table-cell office:value-type="string" calcext:value-type="string">
            <text:p>https://futurlec.com/Potentiometers/POT10Kpr.shtml</text:p>
          </table:table-cell>
          <table:table-cell table:number-columns-repeated="3"/>
          <table:table-cell office:value-type="string" calcext:value-type="string">
            <text:p>https://futurlec.com/Switches/KNOB18.shtm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ST_X3</text:p>
          </table:table-cell>
          <table:table-cell office:value-type="string" calcext:value-type="string">
            <text:p>bass_amplifier:SW_SPST_X3</text:p>
          </table:table-cell>
          <table:table-cell/>
          <table:table-cell office:value-type="string" calcext:value-type="string">
            <text:p>https://futurlec.com/Switches/PRBLKpr.shtml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Thermistor_NTC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3208</text:p>
          </table:table-cell>
          <table:table-cell office:value-type="string" calcext:value-type="string">
            <text:p>bass_amplifier:MCP32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CP3208-CI-SL/MCP3208-CI-SL-ND/305929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  <table:table-cell table:number-columns-repeated="4"/>
        </table:table-row>
      </table:table>
      <table:table table:name="footswitch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1, C2, C5, C8, C9, C10, C11, C12, C13, C16, C17, C18, C19, C20, C21, C22, C23</text:p>
          </table:table-cell>
          <table:table-cell office:value-type="string" calcext:value-type="string">
            <text:p>0.1µF/2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1000µF/2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1000U25Epr.s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, C7</text:p>
          </table:table-cell>
          <table:table-cell office:value-type="string" calcext:value-type="string">
            <text:p>2.2µF/25V/UL low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4, C15</text:p>
          </table:table-cell>
          <table:table-cell office:value-type="string" calcext:value-type="string">
            <text:p>1µF/10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LMK212B7105KGHTR/587-6338-1-ND/99499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ass_amplifier:LED_4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TD9944</text:p>
          </table:table-cell>
          <table:table-cell office:value-type="string" calcext:value-type="string">
            <text:p>bass_amplifier:TD99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TD9944TG-G/TD9944TG-GCT-ND/76719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, R2, R3, R4, R5, R6, R7, R8, R9, R10, R11, R12, R13, R14, R15, R16, R17, R18, R19, R20, R21, R22, R23,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1, SW2, SW3</text:p>
          </table:table-cell>
          <table:table-cell office:value-type="string" calcext:value-type="string">
            <text:p>SPST</text:p>
          </table:table-cell>
          <table:table-cell office:value-type="string" calcext:value-type="string">
            <text:p>bass_amplifier:SW_SPST_X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eensy_LC</text:p>
          </table:table-cell>
          <table:table-cell office:value-type="string" calcext:value-type="string">
            <text:p>bass_amplifier:Teensy_LC</text:p>
          </table:table-cell>
          <table:table-cell/>
          <table:table-cell office:value-type="string" calcext:value-type="string">
            <text:p>https://www.pjrc.com/store/teensylc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2, U3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bass_amplifier:74HC14</text:p>
          </table:table-cell>
          <table:table-cell/>
          <table:table-cell office:value-type="string" calcext:value-type="string">
            <text:p>https://www.digikey.ca/product-detail/en/nexperia-usa-inc/74HC14D-652/1727-3781-ND/763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bass_amplifier:MAX3232</text:p>
          </table:table-cell>
          <table:table-cell/>
          <table:table-cell office:value-type="string" calcext:value-type="string">
            <text:p>https://www.digikey.ca/product-detail/en/texas-instruments/MAX3232ECDR/296-19851-1-ND/1120592</text:p>
          </table:table-cell>
        </table:table-row>
      </table:table>
      <table:table table:name="psu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0000µF/35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tdk-electronics-inc/B41231A7109M000/495-6149-ND/34935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3, C4, C5, C6, C10, C16, C25</text:p>
          </table:table-cell>
          <table:table-cell office:value-type="string" calcext:value-type="string">
            <text:p>1µF/35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7YA105MA12D/490-10495-1-ND/50264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7, C8, C14, C20, C22, C23</text:p>
          </table:table-cell>
          <table:table-cell office:value-type="string" calcext:value-type="string">
            <text:p>2.2µF/25V/UL ESR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taiyo-yuden/TMK212B7225MGHT/587-6358-1-ND/99499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9, C15</text:p>
          </table:table-cell>
          <table:table-cell office:value-type="string" calcext:value-type="string">
            <text:p>33µF/35V/2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1V330AP/PCE4551CT-ND/17010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, C17</text:p>
          </table:table-cell>
          <table:table-cell office:value-type="string" calcext:value-type="string">
            <text:p>0.33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w%C3%BCrth-elektronik/885012207101/732-7676-1-ND/54543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 C18</text:p>
          </table:table-cell>
          <table:table-cell office:value-type="string" calcext:value-type="string">
            <text:p>0.1µF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kemet/C0805C104M3RACTU/399-8000-1-ND/34717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3, C19</text:p>
          </table:table-cell>
          <table:table-cell office:value-type="string" calcext:value-type="string">
            <text:p>330µF/6.3V/160mOhm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digikey.ca/product-detail/en/panasonic-electronic-components/EEE-FPJ331XAP/PCE4517CT-ND/1701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1, C24, C27</text:p>
          </table:table-cell>
          <table:table-cell office:value-type="string" calcext:value-type="string">
            <text:p>470µF/16V</text:p>
          </table:table-cell>
          <table:table-cell office:value-type="string" calcext:value-type="string">
            <text:p>Device:CP</text:p>
          </table:table-cell>
          <table:table-cell/>
          <table:table-cell office:value-type="string" calcext:value-type="string">
            <text:p>https://www.futurlec.com/Capacitors/C470U16Epr.s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47µF/6.3V</text:p>
          </table:table-cell>
          <table:table-cell office:value-type="string" calcext:value-type="string">
            <text:p>Device:C</text:p>
          </table:table-cell>
          <table:table-cell/>
          <table:table-cell office:value-type="string" calcext:value-type="string">
            <text:p>https://www.digikey.ca/product-detail/en/murata-electronics/GRM219R60J476ME44D/490-13249-1-ND/58774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R81</text:p>
          </table:table-cell>
          <table:table-cell office:value-type="string" calcext:value-type="string">
            <text:p>Diode_Bridge:ABS2</text:p>
          </table:table-cell>
          <table:table-cell/>
          <table:table-cell office:value-type="string" calcext:value-type="string">
            <text:p>https://www.futurlec.com/Diodes/BR81pr.s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2, D3</text:p>
          </table:table-cell>
          <table:table-cell office:value-type="string" calcext:value-type="string">
            <text:p>SS34/40V/4A</text:p>
          </table:table-cell>
          <table:table-cell office:value-type="string" calcext:value-type="string">
            <text:p>Device:D_Schottky</text:p>
          </table:table-cell>
          <table:table-cell/>
          <table:table-cell office:value-type="string" calcext:value-type="string">
            <text:p>https://www.digikey.ca/product-detail/en/on-semiconductor/SS34/SS34FSCT-ND/20944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1, F2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1A5pr.s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0.5A</text:p>
          </table:table-cell>
          <table:table-cell office:value-type="string" calcext:value-type="string">
            <text:p>Device:Fuse</text:p>
          </table:table-cell>
          <table:table-cell/>
          <table:table-cell office:value-type="string" calcext:value-type="string">
            <text:p>https://www.futurlec.com/Components_Others/520FUSES0A5pr.shtm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Female</text:p>
          </table:table-cell>
          <table:table-cell office:value-type="string" calcext:value-type="string">
            <text:p>Connector:Conn_01x03_Femal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trol board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8_Mal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rocessing</text:p>
          </table:table-cell>
          <table:table-cell office:value-type="string" calcext:value-type="string">
            <text:p>Connector:Conn_01x06_Mal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pedals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, L2</text:p>
          </table:table-cell>
          <table:table-cell office:value-type="string" calcext:value-type="string">
            <text:p>68µH/Sumida CDRH104R-680MC</text:p>
          </table:table-cell>
          <table:table-cell office:value-type="string" calcext:value-type="string">
            <text:p>Device:L</text:p>
          </table:table-cell>
          <table:table-cell/>
          <table:table-cell office:value-type="string" calcext:value-type="string">
            <text:p>https://www.digikey.ca/product-detail/en/sumida-america-components-inc/CDRH104RNP-680NC/308-2170-1-ND/39464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_NMOS_DGS</text:p>
          </table:table-cell>
          <table:table-cell office:value-type="string" calcext:value-type="string">
            <text:p>Device:Q_NMOS_DG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, R2, R5, R8, 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, R6</text:p>
          </table:table-cell>
          <table:table-cell office:value-type="string" calcext:value-type="string">
            <text:p>3.01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MC7815</text:p>
          </table:table-cell>
          <table:table-cell office:value-type="string" calcext:value-type="string">
            <text:p>bass_amplifier:MC7815</text:p>
          </table:table-cell>
          <table:table-cell/>
          <table:table-cell office:value-type="string" calcext:value-type="string">
            <text:p>https://www.digikey.ca/product-detail/en/on-semiconductor/MC7815CDTG/MC7815CDTGOS-ND/14812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7915</text:p>
          </table:table-cell>
          <table:table-cell office:value-type="string" calcext:value-type="string">
            <text:p>bass_amplifier:MC7915</text:p>
          </table:table-cell>
          <table:table-cell/>
          <table:table-cell office:value-type="string" calcext:value-type="string">
            <text:p>https://www.digikey.ca/product-detail/en/on-semiconductor/MC7915CD2TR4G/MC7915CD2TR4GOSCT-ND/34623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, U4</text:p>
          </table:table-cell>
          <table:table-cell office:value-type="string" calcext:value-type="string">
            <text:p>MIC4684</text:p>
          </table:table-cell>
          <table:table-cell office:value-type="string" calcext:value-type="string">
            <text:p>bass_amplifier:MIC468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4684YM-TR/576-1553-1-ND/112189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7809</text:p>
          </table:table-cell>
          <table:table-cell office:value-type="string" calcext:value-type="string">
            <text:p>bass_amplifier:MC7809</text:p>
          </table:table-cell>
          <table:table-cell/>
          <table:table-cell office:value-type="string" calcext:value-type="string">
            <text:p>https://www.digikey.ca/product-detail/en/on-semiconductor/MC7809CD2TR4G/MC7809CD2TR4GOSCT-ND/34873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IC37152</text:p>
          </table:table-cell>
          <table:table-cell office:value-type="string" calcext:value-type="string">
            <text:p>bass_amplifier:MIC371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www.digikey.ca/product-detail/en/microchip-technology/MIC37152YM-TR/MIC37152YM-CT-ND/99237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00-00-00</text:date>, <text:time style:data-style-name="N2" text:time-value="19:41:04.883455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7:40:18.985441593</meta:creation-date>
    <meta:generator>LibreOffice/6.0.7.3$Linux_X86_64 LibreOffice_project/00m0$Build-3</meta:generator>
    <dc:date>2020-03-10T21:59:07.332620779</dc:date>
    <meta:editing-duration>PT7H13M12S</meta:editing-duration>
    <meta:editing-cycles>37</meta:editing-cycles>
    <meta:document-statistic meta:table-count="3" meta:cell-count="376" meta:object-count="0"/>
  </office:meta>
</office:document-meta>
</file>